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A000001F0A089F0E5.png"/>
  <manifest:file-entry manifest:media-type="image/png" manifest:full-path="Pictures/10000201000002C4000001D3C38E27B8.png"/>
  <manifest:file-entry manifest:media-type="image/png" manifest:full-path="Pictures/1000020100000133000001863BE7DE66.png"/>
  <manifest:file-entry manifest:media-type="image/png" manifest:full-path="Pictures/10000201000001220000018382C6ADFD.png"/>
  <manifest:file-entry manifest:media-type="image/png" manifest:full-path="Pictures/10000201000002DF000002A109A4489D.png"/>
  <manifest:file-entry manifest:media-type="image/png" manifest:full-path="Pictures/1000020100000289000001E820635902.png"/>
  <manifest:file-entry manifest:media-type="image/png" manifest:full-path="Pictures/10000201000001220000018038109410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2010000001200000012C8EF3B31.png"/>
  <manifest:file-entry manifest:media-type="image/png" manifest:full-path="Object 1/Pictures/100002010000001200000012FE593F4E.png"/>
  <manifest:file-entry manifest:media-type="image/png" manifest:full-path="Object 1/Pictures/100002010000001200000012ADFD03A8.png"/>
  <manifest:file-entry manifest:media-type="image/png" manifest:full-path="Object 1/Pictures/100002010000001200000012D6A96E18.png"/>
  <manifest:file-entry manifest:media-type="image/png" manifest:full-path="Object 1/Pictures/1000020100000012000000121255A5DA.png"/>
  <manifest:file-entry manifest:media-type="image/png" manifest:full-path="Object 1/Pictures/100002010000001200000012E42C98B7.png"/>
  <manifest:file-entry manifest:media-type="image/png" manifest:full-path="Object 1/Pictures/100002010000001200000012C668A797.png"/>
  <manifest:file-entry manifest:media-type="image/png" manifest:full-path="Object 1/Pictures/10000201000000120000001278C81037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bluesquares-title">
      <style:graphic-properties draw:fill-color="#ffffff" fo:min-height="3.256cm"/>
    </style:style>
    <style:style style:name="pr2" style:family="presentation" style:parent-style-name="bluesquares-subtitle" style:list-style-name="L4">
      <style:graphic-properties draw:fill-color="#ffffff" fo:min-height="13.609cm"/>
    </style:style>
    <style:style style:name="pr3" style:family="presentation" style:parent-style-name="bluesquares-notes" style:list-style-name="L5">
      <style:graphic-properties draw:fill-color="#ffffff" draw:auto-grow-height="true" fo:min-height="11.298cm"/>
    </style:style>
    <style:style style:name="pr4" style:family="presentation" style:parent-style-name="bluesquares-title">
      <style:graphic-properties draw:fill-color="#ffffff" draw:auto-grow-height="true" fo:min-height="3.507cm"/>
    </style:style>
    <style:style style:name="pr5" style:family="presentation" style:parent-style-name="bluesquares-notes" style:list-style-name="L5">
      <style:graphic-properties draw:fill-color="#ffffff" draw:auto-grow-height="true" fo:min-height="11.298cm"/>
    </style:style>
    <style:style style:name="pr6" style:family="presentation" style:parent-style-name="bluesquares-outline1">
      <style:graphic-properties draw:fill-color="#ffffff" fo:min-height="13.609cm"/>
    </style:style>
    <style:style style:name="pr7" style:family="presentation" style:parent-style-name="bluesquares-notes" style:list-style-name="L5">
      <style:graphic-properties draw:fill-color="#ffffff" draw:auto-grow-height="true" fo:min-height="11.298cm"/>
    </style:style>
    <style:style style:name="pr8" style:family="presentation" style:parent-style-name="bluesquares-notes" style:list-style-name="L5">
      <style:graphic-properties draw:fill-color="#ffffff" draw:auto-grow-height="true" fo:min-height="11.298cm"/>
    </style:style>
    <style:style style:name="pr9" style:family="presentation" style:parent-style-name="bluesquares-notes" style:list-style-name="L5">
      <style:graphic-properties draw:fill-color="#ffffff" draw:auto-grow-height="true" fo:min-height="11.298cm"/>
    </style:style>
    <style:style style:name="pr10" style:family="presentation" style:parent-style-name="bluesquares-notes" style:list-style-name="L5">
      <style:graphic-properties draw:fill-color="#ffffff" draw:auto-grow-height="true" fo:min-height="11.298cm"/>
    </style:style>
    <style:style style:name="pr11" style:family="presentation" style:parent-style-name="bluesquares-notes" style:list-style-name="L5">
      <style:graphic-properties draw:fill-color="#ffffff" draw:auto-grow-height="true" fo:min-height="11.298cm"/>
    </style:style>
    <style:style style:name="pr12" style:family="presentation" style:parent-style-name="bluesquares-notes" style:list-style-name="L5">
      <style:graphic-properties draw:fill-color="#ffffff" draw:auto-grow-height="true" fo:min-height="11.298cm"/>
    </style:style>
    <style:style style:name="pr13" style:family="presentation" style:parent-style-name="bluesquares-notes" style:list-style-name="L5">
      <style:graphic-properties draw:fill-color="#ffffff" draw:auto-grow-height="true" fo:min-height="11.2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3" style:family="paragraph">
      <style:paragraph-properties fo:margin-left="15.689cm" fo:margin-right="0cm" fo:text-align="start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align="start" text:enable-numbering="false" fo:text-indent="-0.9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5.68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5.68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0.961cm" presentation:class="title" presentation:user-transformed="true">
          <draw:text-box>
            <text:p text:style-name="P1"><text:span text:style-name="T1">Соционика</text:span></text:p>
          </draw:text-box>
        </draw:frame>
        <draw:frame presentation:style-name="pr2" draw:text-style-name="P3" draw:layer="layout" svg:width="25.199cm" svg:height="13.609cm" svg:x="1.4cm" svg:y="5.039cm" presentation:class="subtitle">
          <draw:text-box>
            <text:p text:style-name="P3">Докладчик:</text:p>
            <text:p text:style-name="P3"/>
            <text:p text:style-name="P3">студент гр. 3305</text:p>
            <text:p text:style-name="P3">Свириденко С.В.</text:p>
          </draw:text-box>
        </draw:frame>
        <presentation:notes draw:style-name="dp2">
          <draw:page-thumbnail draw:style-name="gr1" draw:layer="layout" svg:width="12.418cm" svg:height="10.178cm" svg:x="4.29cm" svg:y="2.97cm" draw:page-number="1" presentation:class="page"/>
          <draw:frame presentation:style-name="pr3" draw:text-style-name="P4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2" draw:style-name="dp1" draw:master-page-name="bluesquares" presentation:presentation-page-layout-name="AL2T2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Модель</text:p>
          </draw:text-box>
        </draw:frame>
        <draw:frame draw:style-name="gr2" draw:text-style-name="P5" draw:layer="layout" svg:width="8.122cm" svg:height="10.318cm" svg:x="18.378cm" svg:y="4cm">
          <draw:image xlink:href="Pictures/1000020100000133000001863BE7DE66.png" xlink:type="simple" xlink:show="embed" xlink:actuate="onLoad">
            <text:p text:style-name="P1"/>
          </draw:image>
        </draw:frame>
        <draw:frame draw:style-name="gr2" draw:text-style-name="P5" draw:layer="layout" svg:width="7.672cm" svg:height="10.159cm" svg:x="10.5cm" svg:y="9cm">
          <draw:image xlink:href="Pictures/10000201000001220000018038109410.png" xlink:type="simple" xlink:show="embed" xlink:actuate="onLoad">
            <text:p text:style-name="P1"/>
          </draw:image>
        </draw:frame>
        <draw:frame draw:style-name="gr2" draw:text-style-name="P5" draw:layer="layout" svg:width="7.672cm" svg:height="10.238cm" svg:x="1.828cm" svg:y="4cm">
          <draw:image xlink:href="Pictures/10000201000001220000018382C6ADF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418cm" svg:height="10.178cm" svg:x="4.29cm" svg:y="2.97cm" draw:page-number="2" presentation:class="page"/>
          <draw:frame presentation:style-name="pr5" draw:text-style-name="P6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3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Функции</text:p>
          </draw:text-box>
        </draw:frame>
        <draw:frame presentation:style-name="pr6" draw:text-style-name="P7" draw:layer="layout" svg:width="12.296cm" svg:height="13.609cm" svg:x="1.4cm" svg:y="4.914cm" presentation:class="outline" presentation:user-transformed="true">
          <draw:text-box>
            <text:list text:style-name="L3">
              <text:list-item>
                <text:p text:style-name="P7">1. Главная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>4. Болевая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>6. Активационная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>7. Ограничительная</text:p>
              </text:list-item>
            </text:list>
          </draw:text-box>
        </draw:frame>
        <draw:frame presentation:style-name="pr6" draw:text-style-name="P7" draw:layer="layout" svg:width="12.296cm" svg:height="13.609cm" svg:x="14.311cm" svg:y="4.914cm" presentation:class="outline">
          <draw:text-box>
            <text:list text:style-name="L3">
              <text:list-item>
                <text:p text:style-name="P7">2. Творческая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>3. Ролевая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>5. Внушаемая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7">8. Демонстративная</text:p>
              </text:list-item>
            </text:list>
          </draw:text-box>
        </draw:frame>
        <presentation:notes draw:style-name="dp2">
          <draw:page-thumbnail draw:style-name="gr1" draw:layer="layout" svg:width="12.418cm" svg:height="10.178cm" svg:x="4.29cm" svg:y="2.97cm" draw:page-number="3" presentation:class="page"/>
          <draw:frame presentation:style-name="pr7" draw:text-style-name="P6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2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Аспекты</text:p>
          </draw:text-box>
        </draw:frame>
        <draw:frame draw:style-name="gr2" draw:text-style-name="P5" draw:layer="layout" svg:width="24.5cm" svg:height="14.418cm" svg:x="2cm" svg:y="4.082cm">
          <draw:image xlink:href="Pictures/1000020100000289000001E82063590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418cm" svg:height="10.178cm" svg:x="4.29cm" svg:y="2.97cm" draw:page-number="4" presentation:class="page"/>
          <draw:frame presentation:style-name="pr8" draw:text-style-name="P6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4T8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Аспекты</text:p>
          </draw:text-box>
        </draw:frame>
        <draw:frame draw:name="Object 1" draw:style-name="gr3" draw:layer="layout" svg:width="25.718cm" svg:height="13.908cm" svg:x="2.304cm" svg:y="5.096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418cm" svg:height="10.178cm" svg:x="4.29cm" svg:y="2.97cm" draw:page-number="5" presentation:class="page"/>
          <draw:frame presentation:style-name="pr9" draw:text-style-name="P6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2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Типы</text:p>
          </draw:text-box>
        </draw:frame>
        <draw:frame draw:style-name="gr2" draw:text-style-name="P5" draw:layer="layout" svg:width="19.446cm" svg:height="15.44cm" svg:x="4.343cm" svg:y="4cm">
          <draw:image xlink:href="Pictures/10000201000002DF000002A109A4489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418cm" svg:height="10.178cm" svg:x="4.29cm" svg:y="2.97cm" draw:page-number="6" presentation:class="page"/>
          <draw:frame presentation:style-name="pr10" draw:text-style-name="P6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2">
        <draw:frame presentation:style-name="pr4" draw:text-style-name="P1" draw:layer="layout" svg:width="25.199cm" svg:height="3.507cm" svg:x="1.4cm" svg:y="0.837cm" presentation:class="title">
          <draw:text-box>
            <text:p text:style-name="P1">Отношения</text:p>
          </draw:text-box>
        </draw:frame>
        <draw:frame draw:style-name="gr2" draw:text-style-name="P5" draw:layer="layout" svg:width="23.97cm" svg:height="13.122cm" svg:x="2.03cm" svg:y="5cm">
          <draw:image xlink:href="Pictures/100002010000038A000001F0A089F0E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418cm" svg:height="10.178cm" svg:x="4.29cm" svg:y="2.97cm" draw:page-number="7" presentation:class="page"/>
          <draw:frame presentation:style-name="pr11" draw:text-style-name="P6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2">
        <draw:frame presentation:style-name="pr4" draw:text-style-name="P1" draw:layer="layout" svg:width="25.199cm" svg:height="3.507cm" svg:x="1.4cm" svg:y="0.837cm" presentation:class="title">
          <draw:text-box>
            <text:p text:style-name="P1">Таблица отношений</text:p>
          </draw:text-box>
        </draw:frame>
        <draw:frame draw:style-name="gr2" draw:text-style-name="P5" draw:layer="layout" svg:width="20.8cm" svg:height="14.64cm" svg:x="4.2cm" svg:y="4.36cm">
          <draw:image xlink:href="Pictures/10000201000002C4000001D3C38E27B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418cm" svg:height="10.178cm" svg:x="4.29cm" svg:y="2.97cm" draw:page-number="8" presentation:class="page"/>
          <draw:frame presentation:style-name="pr12" draw:text-style-name="P6" draw:layer="layout" svg:width="14.61cm" svg:height="11.298cm" svg:x="3.202cm" svg:y="14.136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4T8">
        <draw:frame presentation:style-name="pr4" draw:text-style-name="P1" draw:layer="layout" svg:width="25.199cm" svg:height="3.507cm" svg:x="1.4cm" svg:y="0.837cm" presentation:class="title">
          <draw:text-box>
            <text:p text:style-name="P1">Квадры</text:p>
          </draw:text-box>
        </draw:frame>
        <draw:frame draw:name="Object 2" draw:style-name="gr3" draw:layer="layout" svg:width="24.512cm" svg:height="13.641cm" svg:x="1.4cm" svg:y="4.914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2.418cm" svg:height="10.178cm" svg:x="4.29cm" svg:y="2.97cm" draw:page-number="9" presentation:class="page"/>
          <draw:frame presentation:style-name="pr13" draw:text-style-name="P6" draw:layer="layout" svg:width="14.61cm" svg:height="11.298cm" svg:x="3.202cm" svg:y="14.13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 style:name="bluesquare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 style:name="bluesquare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 style:name="bluesquar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>
        <text:list-style style:name="blue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/>
      <style:text-properties fo:font-family="Helmet" style:font-family-generic="modern" style:font-pitch="variable" fo:font-size="18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4.8cm" fo:margin-right="0cm" fo:text-indent="-0.6cm"/>
    </style:style>
    <style:style style:name="P12" style:family="paragraph">
      <style:paragraph-properties fo:margin-left="6cm" fo:margin-right="0cm" fo:text-indent="-0.6cm"/>
    </style:style>
    <style:style style:name="P13" style:family="paragraph">
      <style:paragraph-properties fo:margin-left="7.2cm" fo:margin-right="0cm" fo:text-indent="-0.6cm"/>
    </style:style>
    <style:style style:name="P14" style:family="paragraph">
      <style:paragraph-properties fo:margin-left="8.4cm" fo:margin-right="0cm" fo:text-indent="-0.6cm"/>
    </style:style>
    <style:style style:name="P15" style:family="paragraph">
      <style:paragraph-properties fo:margin-left="9.6cm" fo:margin-right="0cm" fo:text-indent="-0.6cm"/>
    </style:style>
    <style:style style:name="P16" style:family="paragraph">
      <style:paragraph-properties fo:margin-left="10.8cm" fo:margin-right="0cm" fo:text-indent="-0.6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номер&gt;</text:page-number></text:span></text:p>
        </draw:text-box>
      </draw:frame>
    </style:handout-master>
    <style:master-page style:name="bluesquares" style:page-layout-name="PM1" draw:style-name="dp1">
      <office:forms form:automatic-focus="false" form:apply-design-mode="false"/>
      <draw:line presentation:style-name="pr1" draw:text-style-name="P3" draw:layer="backgroundobjects" svg:x1="1.709cm" svg:y1="19.535cm" svg:x2="26.462cm" svg:y2="19.535cm">
        <text:p text:style-name="P4"/>
      </draw:line>
      <draw:line presentation:style-name="pr1" draw:text-style-name="P3" draw:layer="backgroundobjects" svg:x1="1.71cm" svg:y1="3.535cm" svg:x2="26.463cm" svg:y2="3.535cm">
        <text:p text:style-name="P4"/>
      </draw:line>
      <draw:frame draw:style-name="gr3" draw:text-style-name="P5" draw:layer="backgroundobjects" svg:width="7.158cm" svg:height="0.963cm" svg:x="1.709cm" svg:y="19.858cm">
        <draw:text-box>
          <text:p text:style-name="P4"><text:span text:style-name="T2"><text:s/></text:span><text:span text:style-name="T2"><text:author-name text:fixed="false"> </text:author-name></text:span></text:p>
        </draw:text-box>
      </draw:frame>
      <draw:frame draw:style-name="gr3" draw:text-style-name="P7" draw:layer="backgroundobjects" svg:width="3.044cm" svg:height="0.963cm" svg:x="23.649cm" svg:y="19.766cm">
        <draw:text-box>
          <text:p text:style-name="P6"><text:span text:style-name="T2"><text:page-number>&lt;номер&gt;</text:page-number></text:span></text:p>
        </draw:text-box>
      </draw:frame>
      <draw:rect presentation:style-name="pr2" draw:text-style-name="P3" draw:layer="backgroundobjects" svg:width="1.709cm" svg:height="1.709cm" svg:x="1.894cm" svg:y="1.293cm">
        <text:p text:style-name="P4"/>
      </draw:rect>
      <draw:rect presentation:style-name="pr2" draw:text-style-name="P3" draw:layer="backgroundobjects" svg:width="1.709cm" svg:height="1.709cm" svg:x="2.395cm" svg:y="0.794cm">
        <text:p text:style-name="P4"/>
      </draw:rect>
      <draw:rect presentation:style-name="pr2" draw:text-style-name="P3" draw:layer="backgroundobjects" svg:width="1.709cm" svg:height="1.709cm" svg:x="2.996cm" svg:y="1.595cm">
        <text:p text:style-name="P4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8" draw:layer="backgroundobjects" svg:width="25.199cm" svg:height="13.859cm" svg:x="1.4cm" svg:y="4.914cm" presentation:class="outline">
        <draw:text-box>
          <text:list text:style-name="L2">
            <text:list-item>
              <text:p text:style-name="P8">Для правки структуры щелкните мышью</text:p>
            </text:list-item>
          </text:list>
          <text:list text:style-name="L2">
            <text:list-item>
              <text:list>
                <text:list-item>
                  <text:p text:style-name="P9">Второй уровень структуры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0">Третий уровень структуры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Четвертый уровень структуры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Пятый уровень структуры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3">Шестой уровень структуры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Седьмой уровень структуры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5">Восьмой уровень структуры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6">Девятый уровень структуры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418cm" svg:height="10.178cm" svg:x="4.29cm" svg:y="2.97cm" presentation:class="page"/>
        <draw:frame presentation:style-name="bluesquares-notes" draw:layer="backgroundobjects" svg:width="14.61cm" svg:height="11.297cm" svg:x="3.202cm" svg:y="14.13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
  </meta:generator>
    <dc:date>2008-03-27T13:32:08</dc:date>
    <meta:editing-cycles>30</meta:editing-cycles>
    <meta:editing-duration>PT48M40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4.225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4.972cm"/>
    </style:style>
    <style:style style:name="co5" style:family="table-column">
      <style:table-column-properties fo:break-before="auto" style:column-width="4.63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739cm" fo:break-before="auto" style:use-optimal-row-height="false"/>
    </style:style>
    <style:style style:name="ro3" style:family="table-row">
      <style:table-row-properties style:row-height="3.117cm" fo:break-before="auto" style:use-optimal-row-height="false"/>
    </style:style>
    <style:style style:name="ro4" style:family="table-row">
      <style:table-row-properties style:row-height="2.969cm" fo:break-before="auto" style:use-optimal-row-height="false"/>
    </style:style>
    <style:style style:name="ro5" style:family="table-row">
      <style:table-row-properties style:row-height="3.0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Признак</text:p>
          </table:table-cell>
          <table:table-cell office:value-type="string">
            <text:p>Аспект</text:p>
          </table:table-cell>
          <table:table-cell office:value-type="string">
            <text:p>Символ</text:p>
          </table:table-cell>
          <table:table-cell office:value-type="string">
            <text:p>Признак</text:p>
          </table:table-cell>
          <table:table-cell office:value-type="string">
            <text:p>Аспект</text:p>
          </table:table-cell>
          <table:table-cell office:value-type="string">
            <text:p>Символ</text:p>
          </table:table-cell>
        </table:table-row>
        <table:table-row table:style-name="ro2">
          <table:table-cell office:value-type="string" table:number-columns-spanned="1" table:number-rows-spanned="2">
            <text:p>Логика</text:p>
          </table:table-cell>
          <table:table-cell office:value-type="string">
            <text:p>Деловая логика</text:p>
          </table:table-cell>
          <table:table-cell>
            <draw:frame table:end-cell-address="Лист1.C2" table:end-x="2.2cm" table:end-y="2.704cm" draw:z-index="0" draw:name="Изображения 1" draw:style-name="gr1" draw:text-style-name="P1" svg:width="2.028cm" svg:height="2.668cm" svg:x="0.172cm" svg:y="0.036cm">
              <draw:image xlink:href="Pictures/100002010000001200000012ADFD03A8.png" xlink:type="simple" xlink:show="embed" xlink:actuate="onLoad">
                <text:p/>
              </draw:image>
            </draw:frame>
          </table:table-cell>
          <table:table-cell office:value-type="string" table:number-columns-spanned="1" table:number-rows-spanned="2">
            <text:p>Сенсорика</text:p>
          </table:table-cell>
          <table:table-cell office:value-type="string">
            <text:p>Волевая сенсорика</text:p>
          </table:table-cell>
          <table:table-cell>
            <draw:frame table:end-cell-address="Лист1.F2" table:end-x="2.097cm" table:end-y="2.62cm" draw:z-index="4" draw:name="Изображения 5" draw:style-name="gr1" draw:text-style-name="P1" svg:width="1.804cm" svg:height="2.52cm" svg:x="0.293cm" svg:y="0.1cm">
              <draw:image xlink:href="Pictures/100002010000001200000012E42C98B7.png" xlink:type="simple" xlink:show="embed" xlink:actuate="onLoad">
                <text:p/>
              </draw:image>
            </draw:frame>
          </table:table-cell>
        </table:table-row>
        <table:table-row table:style-name="ro3">
          <table:covered-table-cell/>
          <table:table-cell office:value-type="string">
            <text:p>Структурная логика</text:p>
          </table:table-cell>
          <table:table-cell>
            <draw:frame table:end-cell-address="Лист1.C3" table:end-x="2.138cm" table:end-y="3.046cm" draw:z-index="1" draw:name="Изображения 2" draw:style-name="gr1" draw:text-style-name="P1" svg:width="1.966cm" svg:height="2.986cm" svg:x="0.172cm" svg:y="0.06cm">
              <draw:image xlink:href="Pictures/100002010000001200000012FE593F4E.png" xlink:type="simple" xlink:show="embed" xlink:actuate="onLoad">
                <text:p/>
              </draw:image>
            </draw:frame>
          </table:table-cell>
          <table:covered-table-cell/>
          <table:table-cell office:value-type="string">
            <text:p>Сенсорика ощущений</text:p>
          </table:table-cell>
          <table:table-cell>
            <draw:frame table:end-cell-address="Лист1.F3" table:end-x="2.138cm" table:end-y="3.067cm" draw:z-index="5" draw:name="Изображения 6" draw:style-name="gr1" draw:text-style-name="P1" svg:width="1.963cm" svg:height="2.964cm" svg:x="0.175cm" svg:y="0.103cm">
              <draw:image xlink:href="Pictures/10000201000000120000001278C81037.png" xlink:type="simple" xlink:show="embed" xlink:actuate="onLoad">
                <text:p/>
              </draw:image>
            </draw:frame>
          </table:table-cell>
        </table:table-row>
        <table:table-row table:style-name="ro4">
          <table:table-cell office:value-type="string" table:number-columns-spanned="1" table:number-rows-spanned="2">
            <text:p>Этика</text:p>
          </table:table-cell>
          <table:table-cell office:value-type="string">
            <text:p>Этика эмоций</text:p>
          </table:table-cell>
          <table:table-cell>
            <draw:frame table:end-cell-address="Лист1.C4" table:end-x="2.179cm" table:end-y="2.906cm" draw:z-index="2" draw:name="Изображения 3" draw:style-name="gr1" draw:text-style-name="P1" svg:width="2.007cm" svg:height="2.817cm" svg:x="0.172cm" svg:y="0.089cm">
              <draw:image xlink:href="Pictures/100002010000001200000012C668A797.png" xlink:type="simple" xlink:show="embed" xlink:actuate="onLoad">
                <text:p/>
              </draw:image>
            </draw:frame>
          </table:table-cell>
          <table:table-cell office:value-type="string" table:number-columns-spanned="1" table:number-rows-spanned="2">
            <text:p>Интуиция</text:p>
          </table:table-cell>
          <table:table-cell office:value-type="string">
            <text:p>Интуиция возможностей</text:p>
          </table:table-cell>
          <table:table-cell>
            <draw:frame table:end-cell-address="Лист1.F4" table:end-x="2.138cm" table:end-y="2.864cm" draw:z-index="6" draw:name="Изображения 7" draw:style-name="gr1" draw:text-style-name="P1" svg:width="1.924cm" svg:height="2.753cm" svg:x="0.214cm" svg:y="0.111cm">
              <draw:image xlink:href="Pictures/1000020100000012000000121255A5DA.png" xlink:type="simple" xlink:show="embed" xlink:actuate="onLoad">
                <text:p/>
              </draw:image>
            </draw:frame>
          </table:table-cell>
        </table:table-row>
        <table:table-row table:style-name="ro5">
          <table:covered-table-cell/>
          <table:table-cell office:value-type="string">
            <text:p>Этика отношений</text:p>
          </table:table-cell>
          <table:table-cell>
            <draw:frame table:end-cell-address="Лист1.C5" table:end-x="2.179cm" table:end-y="2.976cm" draw:z-index="3" draw:name="Изображения 4" draw:style-name="gr1" draw:text-style-name="P1" svg:width="2.047cm" svg:height="2.837cm" svg:x="0.132cm" svg:y="0.139cm">
              <draw:image xlink:href="Pictures/100002010000001200000012D6A96E18.png" xlink:type="simple" xlink:show="embed" xlink:actuate="onLoad">
                <text:p/>
              </draw:image>
            </draw:frame>
          </table:table-cell>
          <table:covered-table-cell/>
          <table:table-cell office:value-type="string">
            <text:p>Интуиция времени</text:p>
          </table:table-cell>
          <table:table-cell>
            <draw:frame table:end-cell-address="Лист1.F5" table:end-x="2.117cm" table:end-y="2.934cm" draw:z-index="7" draw:name="Изображения 8" draw:style-name="gr1" draw:text-style-name="P1" svg:width="1.903cm" svg:height="2.859cm" svg:x="0.214cm" svg:y="0.075cm">
              <draw:image xlink:href="Pictures/100002010000001200000012C8EF3B31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7">27.03.2008</text:date>, <text:time>13:32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21cm"/>
    </style:style>
    <style:style style:name="co2" style:family="table-column">
      <style:table-column-properties fo:break-before="auto" style:column-width="12.6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6.107cm" fo:break-before="auto" style:use-optimal-row-height="false"/>
    </style:style>
    <style:style style:name="ro3" style:family="table-row">
      <style:table-row-properties style:row-height="1.067cm" fo:break-before="auto" style:use-optimal-row-height="false"/>
    </style:style>
    <style:style style:name="ro4" style:family="table-row">
      <style:table-row-properties style:row-height="4.882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2pt" style:language-asian="en" style:country-asian="US" style:font-style-asian="normal" style:font-weight-asian="bold" style:font-name-complex="Tahoma" style:font-size-complex="6.80000019073486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" fo:font-size="12pt" fo:language="en" fo:country="US" style:font-size-asian="12pt" style:language-asian="en" style:country-asian="US" style:font-size-complex="6.80000019073486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" fo:font-size="12pt" fo:language="en" fo:country="US" fo:font-weight="bold" style:font-size-asian="12pt" style:language-asian="en" style:country-asian="US" style:font-weight-asian="bold" style:font-size-complex="6.80000019073486pt" style:language-complex="en" style:country-complex="US" style:font-weight-complex="bold"/>
    </style:style>
    <style:style style:name="T1" style:family="text">
      <style:text-properties style:font-name="F" fo:font-size="12pt" style:font-size-asian="12pt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Первая квадра (Альфа) </text:p>
          </table:table-cell>
          <table:table-cell office:value-type="string">
            <text:p>Вторая квадра (Бета) </text:p>
          </table:table-cell>
        </table:table-row>
        <table:table-row table:style-name="ro2">
          <table:table-cell table:style-name="ce2" office:value-type="string">
            <text:p><text:span text:style-name="T1">Представители первой квадры:</text:span><text:span text:style-name="T1"><text:line-break/></text:span><text:span text:style-name="T1"><text:a xlink:href="">Интуитивно-логический экстраверт - "Дон Кихот"</text:a></text:span><text:span text:style-name="T1"><text:line-break/></text:span><text:span text:style-name="T1"><text:a xlink:href="">Сенсорно-этический интроверт - "Дюма"</text:a></text:span><text:span text:style-name="T1"><text:line-break/></text:span><text:span text:style-name="T1"><text:a xlink:href="">Этико-сенсорный экстраверт - "Гюго"</text:a></text:span><text:span text:style-name="T1"><text:line-break/></text:span><text:span text:style-name="T1"><text:a xlink:href="">Логико-интуитивный интроверт - "Робеспьер"</text:a></text:span><text:span text:style-name="T1"><text:line-break/></text:span><text:span text:style-name="T1"/></text:p>
          </table:table-cell>
          <table:table-cell table:style-name="ce4" office:value-type="string">
            <text:p><text:span text:style-name="T1">Представители второй квадры:</text:span><text:span text:style-name="T1"><text:line-break/></text:span><text:span text:style-name="T1"><text:a xlink:href="">Сенсорно-логический экстраверт - "Жуков"</text:a></text:span><text:span text:style-name="T1"><text:line-break/></text:span><text:span text:style-name="T1"><text:a xlink:href="">Интуитивно-этический интроверт - "Есенин"</text:a></text:span><text:span text:style-name="T1"><text:line-break/></text:span><text:span text:style-name="T1"><text:a xlink:href="">Этико-интуитивный экстраверт - "Гамлет"</text:a></text:span><text:span text:style-name="T1"><text:line-break/></text:span><text:span text:style-name="T1"><text:a xlink:href="">Логико-сенсорный интроверт - "Максим Горький"</text:a></text:span></text:p>
          </table:table-cell>
        </table:table-row>
        <table:table-row table:style-name="ro3">
          <table:table-cell office:value-type="string">
            <text:p>Третья квадра (Гамма)</text:p>
          </table:table-cell>
          <table:table-cell table:style-name="ce5" office:value-type="string">
            <text:p>Четвертая квадра (Дельта)</text:p>
          </table:table-cell>
        </table:table-row>
        <table:table-row table:style-name="ro4">
          <table:table-cell table:style-name="ce3" office:value-type="string">
            <text:p><text:span text:style-name="T1">Представители третьей квадры:</text:span><text:span text:style-name="T1"><text:line-break/></text:span><text:span text:style-name="T1"><text:a xlink:href="">Логико-интуитивный экстраверт - "Джек Лондон"</text:a></text:span><text:span text:style-name="T1"><text:line-break/></text:span><text:span text:style-name="T1"><text:a xlink:href="">Этико-сенсорный интроверт - "Драйзер"</text:a></text:span><text:span text:style-name="T1"><text:line-break/></text:span><text:span text:style-name="T1"><text:a xlink:href="">Сенсорно-этический экстраверт - "Наполеон"</text:a></text:span><text:span text:style-name="T1"><text:line-break/></text:span><text:span text:style-name="T1"><text:a xlink:href="">Интуитивно-логический интроверт - "Бальзак"</text:a></text:span></text:p>
          </table:table-cell>
          <table:table-cell table:style-name="ce3" office:value-type="string">
            <text:p><text:span text:style-name="T1">Представители четвертой квадры:</text:span><text:span text:style-name="T1"><text:line-break/></text:span><text:span text:style-name="T1"><text:a xlink:href="">Логико-сенсорный экстраверт - "Штирлиц"</text:a></text:span><text:span text:style-name="T1"><text:line-break/></text:span><text:span text:style-name="T1"><text:a xlink:href="">Этико-интуитивный интроверт - "Достоевский"</text:a></text:span><text:span text:style-name="T1"><text:line-break/></text:span><text:span text:style-name="T1"><text:a xlink:href="">Интуитивно-этический экстраверт - "Гексли"</text:a></text:span><text:span text:style-name="T1"><text:line-break/></text:span><text:span text:style-name="T1"><text:a xlink:href="">Сенсорно-логический интроверт - "Габен"</text:a></text:span>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7">27.03.2008</text:date>, <text:time>11:2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